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Corto unidad 1 (Real)</text:p>
          </table:table-cell>
          <table:table-cell office:value-type="string">
            <text:p>Examen:Corto unidad 2 (Real)</text:p>
          </table:table-cell>
          <table:table-cell office:value-type="string">
            <text:p>Examen:Corto unidad 3 (Real)</text:p>
          </table:table-cell>
          <table:table-cell office:value-type="string">
            <text:p>Examen:Corto unidad 4 (Real)</text:p>
          </table:table-cell>
          <table:table-cell office:value-type="string">
            <text:p>Examen:Corto unidad 5 (Real)</text:p>
          </table:table-cell>
          <table:table-cell office:value-type="string">
            <text:p>Examen:Exame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JOSÃ© FERNANDO</text:p>
          </table:table-cell>
          <table:table-cell office:value-type="string">
            <text:p>AJANEL AGUILAR</text:p>
          </table:table-cell>
          <table:table-cell office:value-type="string">
            <text:p>297252070140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nandoajanel1195@gmail.com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70.00">
            <text:p>70.00</text:p>
          </table:table-cell>
          <table:table-cell office:value-type="float" office:value="104.00">
            <text:p>10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YESICA VIVIANA</text:p>
          </table:table-cell>
          <table:table-cell office:value-type="string">
            <text:p>AJANEL GONZÃ¡LEZ</text:p>
          </table:table-cell>
          <table:table-cell office:value-type="string">
            <text:p>2197712270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ajanel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84.00">
            <text:p>84.00</text:p>
          </table:table-cell>
          <table:table-cell office:value-type="float" office:value="125.00">
            <text:p>12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FERNANDO ADOLFO</text:p>
          </table:table-cell>
          <table:table-cell office:value-type="string">
            <text:p>AJVIX GUARCAX</text:p>
          </table:table-cell>
          <table:table-cell office:value-type="string">
            <text:p>30184316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029fernandoajvix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4.00">
            <text:p>12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ERLY ANDREA</text:p>
          </table:table-cell>
          <table:table-cell office:value-type="string">
            <text:p>ALONZO ALVAREZ</text:p>
          </table:table-cell>
          <table:table-cell office:value-type="string">
            <text:p>29929527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069merlyalonzo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4.00">
            <text:p>84.00</text:p>
          </table:table-cell>
          <table:table-cell office:value-type="float" office:value="128.00">
            <text:p>12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NA PAOLA</text:p>
          </table:table-cell>
          <table:table-cell office:value-type="string">
            <text:p>AMBROSIO GUERRA</text:p>
          </table:table-cell>
          <table:table-cell office:value-type="string">
            <text:p>307338142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199anaambrosio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2.00">
            <text:p>82.00</text:p>
          </table:table-cell>
          <table:table-cell office:value-type="float" office:value="127.00">
            <text:p>12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CLAUDIA MARÃ­A</text:p>
          </table:table-cell>
          <table:table-cell office:value-type="string">
            <text:p>ARRIOLA SOLÃ³RZANO</text:p>
          </table:table-cell>
          <table:table-cell office:value-type="string">
            <text:p>23050393409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udia.as93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6.00">
            <text:p>76.00</text:p>
          </table:table-cell>
          <table:table-cell office:value-type="float" office:value="115.00">
            <text:p>11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DIANA MICHEL</text:p>
          </table:table-cell>
          <table:table-cell office:value-type="string">
            <text:p>BAUTISTA FLORES</text:p>
          </table:table-cell>
          <table:table-cell office:value-type="string">
            <text:p>278935788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109dianabautista@gmail.com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WENDY MARISOL</text:p>
          </table:table-cell>
          <table:table-cell office:value-type="string">
            <text:p>BOROR BARDÃ¡LES</text:p>
          </table:table-cell>
          <table:table-cell office:value-type="string">
            <text:p>28681520601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446wendyboror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4.00">
            <text:p>74.00</text:p>
          </table:table-cell>
          <table:table-cell office:value-type="float" office:value="117.00">
            <text:p>11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GERARDO</text:p>
          </table:table-cell>
          <table:table-cell office:value-type="string">
            <text:p>CHILE ESPAÃ±A</text:p>
          </table:table-cell>
          <table:table-cell office:value-type="string">
            <text:p>27146436403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8812gerardochil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RCO VINICIO</text:p>
          </table:table-cell>
          <table:table-cell office:value-type="string">
            <text:p>CHÃ© PÃ©REZ</text:p>
          </table:table-cell>
          <table:table-cell office:value-type="string">
            <text:p>26022570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615401marcoch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RIK AROLDO</text:p>
          </table:table-cell>
          <table:table-cell office:value-type="string">
            <text:p>CUJ AJCALON</text:p>
          </table:table-cell>
          <table:table-cell office:value-type="string">
            <text:p>21585896407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674erikcuj@gmail.com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64.00">
            <text:p>64.00</text:p>
          </table:table-cell>
          <table:table-cell office:value-type="float" office:value="100.00">
            <text:p>10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LUCKY VERÃ³NICA</text:p>
          </table:table-cell>
          <table:table-cell office:value-type="string">
            <text:p>CUZ SÃ³N</text:p>
          </table:table-cell>
          <table:table-cell office:value-type="string">
            <text:p>30735058404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538luckycuz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8.00">
            <text:p>58.00</text:p>
          </table:table-cell>
          <table:table-cell office:value-type="float" office:value="98.00">
            <text:p>9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NA REBECA</text:p>
          </table:table-cell>
          <table:table-cell office:value-type="string">
            <text:p>DAMIAN RAMOS</text:p>
          </table:table-cell>
          <table:table-cell office:value-type="string">
            <text:p>29292597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136.rebecadamian@gmail.com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5.00">
            <text:p>5.00</text:p>
          </table:table-cell>
          <table:table-cell office:value-type="float" office:value="72.00">
            <text:p>72.00</text:p>
          </table:table-cell>
          <table:table-cell office:value-type="float" office:value="104.00">
            <text:p>10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HECTOR MIGUEL</text:p>
          </table:table-cell>
          <table:table-cell office:value-type="string">
            <text:p>DE LA CRUZ VILLATORO</text:p>
          </table:table-cell>
          <table:table-cell office:value-type="string">
            <text:p>224827499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361hectordelacruz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1.00">
            <text:p>121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RENÃ© ALEXANDER</text:p>
          </table:table-cell>
          <table:table-cell office:value-type="string">
            <text:p>DE LEÃ³N ROJAS</text:p>
          </table:table-cell>
          <table:table-cell office:value-type="string">
            <text:p>30177253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2905renedeleon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2.00">
            <text:p>82.00</text:p>
          </table:table-cell>
          <table:table-cell office:value-type="float" office:value="127.00">
            <text:p>12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DAVID ESTUARDO</text:p>
          </table:table-cell>
          <table:table-cell office:value-type="string">
            <text:p>DE PAZ CONTRERAS</text:p>
          </table:table-cell>
          <table:table-cell office:value-type="string">
            <text:p>2663697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erasdepaz123654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0.00">
            <text:p>80.00</text:p>
          </table:table-cell>
          <table:table-cell office:value-type="float" office:value="125.00">
            <text:p>12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SANDRA JUDITH</text:p>
          </table:table-cell>
          <table:table-cell office:value-type="string">
            <text:p>DÃ¡VILA ALVAREZ</text:p>
          </table:table-cell>
          <table:table-cell office:value-type="string">
            <text:p>18196128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ndra.usac01@gmail.com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74.00">
            <text:p>74.00</text:p>
          </table:table-cell>
          <table:table-cell office:value-type="float" office:value="109.00">
            <text:p>109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HELEN MARLENI CRUZ</text:p>
          </table:table-cell>
          <table:table-cell office:value-type="string">
            <text:p>FELIPE LÃ³PEZ</text:p>
          </table:table-cell>
          <table:table-cell office:value-type="string">
            <text:p>2903632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263helenfelipe@gmail.com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36.00">
            <text:p>36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CHRIS EMMANUEL</text:p>
          </table:table-cell>
          <table:table-cell office:value-type="string">
            <text:p>FLORES CASTRO</text:p>
          </table:table-cell>
          <table:table-cell office:value-type="string">
            <text:p>29944194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fcemanuel@gmail.com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4.00">
            <text:p>74.00</text:p>
          </table:table-cell>
          <table:table-cell office:value-type="float" office:value="114.00">
            <text:p>11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KATHERINE IRENE</text:p>
          </table:table-cell>
          <table:table-cell office:value-type="string">
            <text:p>FRANCO MIRANDA</text:p>
          </table:table-cell>
          <table:table-cell office:value-type="string">
            <text:p>30239801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541katherinefranco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2.00">
            <text:p>82.00</text:p>
          </table:table-cell>
          <table:table-cell office:value-type="float" office:value="124.00">
            <text:p>12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RICK SAMUEL</text:p>
          </table:table-cell>
          <table:table-cell office:value-type="string">
            <text:p>GARCIA NAVAS</text:p>
          </table:table-cell>
          <table:table-cell office:value-type="string">
            <text:p>17123179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820913samuelgarcia@gmail.com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RLEN SUSANA</text:p>
          </table:table-cell>
          <table:table-cell office:value-type="string">
            <text:p>GARCÃ­A ARGUETA</text:p>
          </table:table-cell>
          <table:table-cell office:value-type="string">
            <text:p>23068468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suargueta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74.00">
            <text:p>74.00</text:p>
          </table:table-cell>
          <table:table-cell office:value-type="float" office:value="115.00">
            <text:p>11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NINOSHKA PAOLA</text:p>
          </table:table-cell>
          <table:table-cell office:value-type="string">
            <text:p>GARCÃ­A RAMÃ­REZ</text:p>
          </table:table-cell>
          <table:table-cell office:value-type="string">
            <text:p>30009027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inoshkaramirez123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68.00">
            <text:p>68.00</text:p>
          </table:table-cell>
          <table:table-cell office:value-type="float" office:value="108.00">
            <text:p>10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RGE LUIS</text:p>
          </table:table-cell>
          <table:table-cell office:value-type="string">
            <text:p>GARCÃ­A TZAQUITZAL</text:p>
          </table:table-cell>
          <table:table-cell office:value-type="string">
            <text:p>29908612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633jorgegarcia@gmail.com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80.00">
            <text:p>80.00</text:p>
          </table:table-cell>
          <table:table-cell office:value-type="float" office:value="114.00">
            <text:p>11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WENDY ANDREINA</text:p>
          </table:table-cell>
          <table:table-cell office:value-type="string">
            <text:p>GODINEZ LARIOS</text:p>
          </table:table-cell>
          <table:table-cell office:value-type="string">
            <text:p>26873567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5356wendygodinez@gmail.com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76.00">
            <text:p>76.00</text:p>
          </table:table-cell>
          <table:table-cell office:value-type="float" office:value="115.00">
            <text:p>11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KAREN GABRIELA</text:p>
          </table:table-cell>
          <table:table-cell office:value-type="string">
            <text:p>GONZALEZ ARANA</text:p>
          </table:table-cell>
          <table:table-cell office:value-type="string">
            <text:p>2996544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2833karengonzalez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CAROLINA ANTONIETTA</text:p>
          </table:table-cell>
          <table:table-cell office:value-type="string">
            <text:p>GONZÃ¡LEZ MALDONADO</text:p>
          </table:table-cell>
          <table:table-cell office:value-type="string">
            <text:p>2637490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crvalp1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SERGIO ALEJANDRO</text:p>
          </table:table-cell>
          <table:table-cell office:value-type="string">
            <text:p>GONZÃ¡LEZ OCHOA</text:p>
          </table:table-cell>
          <table:table-cell office:value-type="string">
            <text:p>22297743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818075sergiogonzalez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.00">
            <text:p>2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YEIMY FABIOLA</text:p>
          </table:table-cell>
          <table:table-cell office:value-type="string">
            <text:p>GUTIÃRREZ DE LEÃN</text:p>
          </table:table-cell>
          <table:table-cell office:value-type="string">
            <text:p>30173325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059yeimygutierrez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80.00">
            <text:p>80.00</text:p>
          </table:table-cell>
          <table:table-cell office:value-type="float" office:value="116.00">
            <text:p>116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RLYN VERÃ³NICA</text:p>
          </table:table-cell>
          <table:table-cell office:value-type="string">
            <text:p>HERNÃ¡NDEZ DE LEÃ³N</text:p>
          </table:table-cell>
          <table:table-cell office:value-type="string">
            <text:p>22818681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lynher11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2.00">
            <text:p>82.00</text:p>
          </table:table-cell>
          <table:table-cell office:value-type="float" office:value="127.00">
            <text:p>12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TANYA LUCÃ­A</text:p>
          </table:table-cell>
          <table:table-cell office:value-type="string">
            <text:p>HERNÃ¡NDEZ GONZÃ¡LEZ</text:p>
          </table:table-cell>
          <table:table-cell office:value-type="string">
            <text:p>20607318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anyaluciahernand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SÃ© LUIS</text:p>
          </table:table-cell>
          <table:table-cell office:value-type="string">
            <text:p>HERNÃ¡NDEZ MONZÃ³N</text:p>
          </table:table-cell>
          <table:table-cell office:value-type="string">
            <text:p>16216562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lhm.warrior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SIXTA NOEMÃ­</text:p>
          </table:table-cell>
          <table:table-cell office:value-type="string">
            <text:p>HERNÃ¡NDEZ TISTA</text:p>
          </table:table-cell>
          <table:table-cell office:value-type="string">
            <text:p>2153093831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688noemihernandez@gmail.com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70.00">
            <text:p>70.00</text:p>
          </table:table-cell>
          <table:table-cell office:value-type="float" office:value="103.00">
            <text:p>10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DI BAUDILIO</text:p>
          </table:table-cell>
          <table:table-cell office:value-type="string">
            <text:p>HERRERA GARCIA</text:p>
          </table:table-cell>
          <table:table-cell office:value-type="string">
            <text:p>27033092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dyherrera2010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6.00">
            <text:p>76.00</text:p>
          </table:table-cell>
          <table:table-cell office:value-type="float" office:value="125.00">
            <text:p>12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LORENZO ANTONIO</text:p>
          </table:table-cell>
          <table:table-cell office:value-type="string">
            <text:p>HERRERA TOBAR</text:p>
          </table:table-cell>
          <table:table-cell office:value-type="string">
            <text:p>22819378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713lorenzoherrera@gmail.com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0.00">
            <text:p>70.00</text:p>
          </table:table-cell>
          <table:table-cell office:value-type="float" office:value="112.00">
            <text:p>11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ROBERTO CARLOS</text:p>
          </table:table-cell>
          <table:table-cell office:value-type="string">
            <text:p>JUAREZ LOPEZ</text:p>
          </table:table-cell>
          <table:table-cell office:value-type="string">
            <text:p>33808878409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3137robertojuarez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6.00">
            <text:p>76.00</text:p>
          </table:table-cell>
          <table:table-cell office:value-type="float" office:value="120.00">
            <text:p>12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VILMA  MELISA</text:p>
          </table:table-cell>
          <table:table-cell office:value-type="string">
            <text:p>LEIVA RAMOS</text:p>
          </table:table-cell>
          <table:table-cell office:value-type="string">
            <text:p>24419581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210758mleiva@gmail.com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4.00">
            <text:p>74.00</text:p>
          </table:table-cell>
          <table:table-cell office:value-type="float" office:value="111.00">
            <text:p>111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YRA EDITH</text:p>
          </table:table-cell>
          <table:table-cell office:value-type="string">
            <text:p>LOPEZ CANASTUJ</text:p>
          </table:table-cell>
          <table:table-cell office:value-type="string">
            <text:p>29955213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625mayralopez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0.00">
            <text:p>70.00</text:p>
          </table:table-cell>
          <table:table-cell office:value-type="float" office:value="112.00">
            <text:p>11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OSMAR AROLDO</text:p>
          </table:table-cell>
          <table:table-cell office:value-type="string">
            <text:p>LÃ³PEZ AJCABAL</text:p>
          </table:table-cell>
          <table:table-cell office:value-type="string">
            <text:p>2139653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marlopez184@gmail.com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76.00">
            <text:p>76.00</text:p>
          </table:table-cell>
          <table:table-cell office:value-type="float" office:value="115.00">
            <text:p>11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NANCY GABRIELA</text:p>
          </table:table-cell>
          <table:table-cell office:value-type="string">
            <text:p>LÃ³PEZ HERNÃ¡NDEZ</text:p>
          </table:table-cell>
          <table:table-cell office:value-type="string">
            <text:p>210598328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12528nancylopez@gmail.com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78.00">
            <text:p>78.00</text:p>
          </table:table-cell>
          <table:table-cell office:value-type="float" office:value="118.00">
            <text:p>11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YESSICA YOHANNA</text:p>
          </table:table-cell>
          <table:table-cell office:value-type="string">
            <text:p>MARTINEZ JUAREZ</text:p>
          </table:table-cell>
          <table:table-cell office:value-type="string">
            <text:p>30072021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7758yessicamartinez@gmail.com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NERY ANTONIO</text:p>
          </table:table-cell>
          <table:table-cell office:value-type="string">
            <text:p>MARTINEZ LEMUS</text:p>
          </table:table-cell>
          <table:table-cell office:value-type="string">
            <text:p>29509482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ry1.martinez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7.00">
            <text:p>7.00</text:p>
          </table:table-cell>
          <table:table-cell office:value-type="float" office:value="76.00">
            <text:p>76.00</text:p>
          </table:table-cell>
          <table:table-cell office:value-type="float" office:value="110.00">
            <text:p>11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LYNELY ESMERALDA</text:p>
          </table:table-cell>
          <table:table-cell office:value-type="string">
            <text:p>MAZATE GATICA</text:p>
          </table:table-cell>
          <table:table-cell office:value-type="string">
            <text:p>16671981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ynelymazate2014@gmail.com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0.00">
            <text:p>80.00</text:p>
          </table:table-cell>
          <table:table-cell office:value-type="float" office:value="120.00">
            <text:p>12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RIA ISABEL</text:p>
          </table:table-cell>
          <table:table-cell office:value-type="string">
            <text:p>MENDEZ ROJAS</text:p>
          </table:table-cell>
          <table:table-cell office:value-type="string">
            <text:p>26944417314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ador349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2.00">
            <text:p>72.00</text:p>
          </table:table-cell>
          <table:table-cell office:value-type="float" office:value="114.00">
            <text:p>11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RGE MARIO</text:p>
          </table:table-cell>
          <table:table-cell office:value-type="string">
            <text:p>MENDEZ RUIZ</text:p>
          </table:table-cell>
          <table:table-cell office:value-type="string">
            <text:p>21524146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318820jorgemendez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6.00">
            <text:p>76.00</text:p>
          </table:table-cell>
          <table:table-cell office:value-type="float" office:value="117.00">
            <text:p>11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LMER DIONICIO</text:p>
          </table:table-cell>
          <table:table-cell office:value-type="string">
            <text:p>MONTENEGRO PÃ©REZ</text:p>
          </table:table-cell>
          <table:table-cell office:value-type="string">
            <text:p>25115389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mermp0411@gmail.com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2.00">
            <text:p>82.00</text:p>
          </table:table-cell>
          <table:table-cell office:value-type="float" office:value="126.00">
            <text:p>126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YRIELYN MARIANA</text:p>
          </table:table-cell>
          <table:table-cell office:value-type="string">
            <text:p>MORALES CANO</text:p>
          </table:table-cell>
          <table:table-cell office:value-type="string">
            <text:p>30955388106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4099.mayrielyn.morales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8.00">
            <text:p>78.00</text:p>
          </table:table-cell>
          <table:table-cell office:value-type="float" office:value="118.00">
            <text:p>11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SSELYN ANDREA</text:p>
          </table:table-cell>
          <table:table-cell office:value-type="string">
            <text:p>MORALES EGUIZABAL</text:p>
          </table:table-cell>
          <table:table-cell office:value-type="string">
            <text:p>304636266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061josselynmorales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70.00">
            <text:p>70.00</text:p>
          </table:table-cell>
          <table:table-cell office:value-type="float" office:value="109.00">
            <text:p>109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HELLEN MADAÃ­</text:p>
          </table:table-cell>
          <table:table-cell office:value-type="string">
            <text:p>MUTAZ BARRIENTOS</text:p>
          </table:table-cell>
          <table:table-cell office:value-type="string">
            <text:p>20485148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llenmutaz1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8.00">
            <text:p>88.00</text:p>
          </table:table-cell>
          <table:table-cell office:value-type="float" office:value="135.00">
            <text:p>135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LUIS FERNANDO</text:p>
          </table:table-cell>
          <table:table-cell office:value-type="string">
            <text:p>MÃ©RIDA RAMOS</text:p>
          </table:table-cell>
          <table:table-cell office:value-type="string">
            <text:p>2774926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289luismerida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6.00">
            <text:p>86.00</text:p>
          </table:table-cell>
          <table:table-cell office:value-type="float" office:value="133.00">
            <text:p>13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YULISSA BETZAIDA</text:p>
          </table:table-cell>
          <table:table-cell office:value-type="string">
            <text:p>NOJ ALFARO</text:p>
          </table:table-cell>
          <table:table-cell office:value-type="string">
            <text:p>35968988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faro.yulissa.b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DINA LIZET</text:p>
          </table:table-cell>
          <table:table-cell office:value-type="string">
            <text:p>ORELLANA ALVARADO</text:p>
          </table:table-cell>
          <table:table-cell office:value-type="string">
            <text:p>303144262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2824dinaorellana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2.00">
            <text:p>82.00</text:p>
          </table:table-cell>
          <table:table-cell office:value-type="float" office:value="123.00">
            <text:p>12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NATHAN SMAYLIN</text:p>
          </table:table-cell>
          <table:table-cell office:value-type="string">
            <text:p>PEREZ FLORES</text:p>
          </table:table-cell>
          <table:table-cell office:value-type="string">
            <text:p>26991101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546jonathanperez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DELIN ABIGAIL</text:p>
          </table:table-cell>
          <table:table-cell office:value-type="string">
            <text:p>PINEDA RODRÃ­GUEZ</text:p>
          </table:table-cell>
          <table:table-cell office:value-type="string">
            <text:p>3013285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7833madelinpineda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ISMAÃ©L ALFREDO</text:p>
          </table:table-cell>
          <table:table-cell office:value-type="string">
            <text:p>PÃ©REZ BALLINES</text:p>
          </table:table-cell>
          <table:table-cell office:value-type="string">
            <text:p>16216371116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erezismael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OSCAR JOB EZEQUIEL</text:p>
          </table:table-cell>
          <table:table-cell office:value-type="string">
            <text:p>PÃ©REZ BOJ</text:p>
          </table:table-cell>
          <table:table-cell office:value-type="string">
            <text:p>30051569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131oscarperez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2.00">
            <text:p>82.00</text:p>
          </table:table-cell>
          <table:table-cell office:value-type="float" office:value="126.00">
            <text:p>126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KARÃ©N STEFFI</text:p>
          </table:table-cell>
          <table:table-cell office:value-type="string">
            <text:p>PÃ©REZ DÃ­AZ</text:p>
          </table:table-cell>
          <table:table-cell office:value-type="string">
            <text:p>20505650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renpd.kp50@gmail.com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76.00">
            <text:p>76.00</text:p>
          </table:table-cell>
          <table:table-cell office:value-type="float" office:value="113.00">
            <text:p>11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KEVIN ABNER</text:p>
          </table:table-cell>
          <table:table-cell office:value-type="string">
            <text:p>PÃ©REZ LORENZO</text:p>
          </table:table-cell>
          <table:table-cell office:value-type="string">
            <text:p>29938499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lorenzo720@gmail.com</text:p>
          </table:table-cell>
          <table:table-cell office:value-type="float" office:value="6.00">
            <text:p>6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CARMEN BEATRIZ</text:p>
          </table:table-cell>
          <table:table-cell office:value-type="string">
            <text:p>RAMIREZ OCAÃ±A</text:p>
          </table:table-cell>
          <table:table-cell office:value-type="string">
            <text:p>21103323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12260carmenramirez@gmail.com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6.00">
            <text:p>6.00</text:p>
          </table:table-cell>
          <table:table-cell office:value-type="float" office:value="5.00">
            <text:p>5.00</text:p>
          </table:table-cell>
          <table:table-cell office:value-type="float" office:value="8.00">
            <text:p>8.00</text:p>
          </table:table-cell>
          <table:table-cell office:value-type="float" office:value="74.00">
            <text:p>74.00</text:p>
          </table:table-cell>
          <table:table-cell office:value-type="float" office:value="110.00">
            <text:p>11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OSÃ© OTTONIEL</text:p>
          </table:table-cell>
          <table:table-cell office:value-type="string">
            <text:p>RAMOS CARACÃºN</text:p>
          </table:table-cell>
          <table:table-cell office:value-type="string">
            <text:p>22485971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ttoramosjob@gmail.com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44.00">
            <text:p>4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SHEILA YESENIA</text:p>
          </table:table-cell>
          <table:table-cell office:value-type="string">
            <text:p>ROBLERO GÃ¡LVEZ</text:p>
          </table:table-cell>
          <table:table-cell office:value-type="string">
            <text:p>30487671201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9984sheilagalvez@gmail.com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00">
            <text:p>6.00</text:p>
          </table:table-cell>
          <table:table-cell office:value-type="float" office:value="4.00">
            <text:p>4.00</text:p>
          </table:table-cell>
          <table:table-cell office:value-type="float" office:value="7.00">
            <text:p>7.00</text:p>
          </table:table-cell>
          <table:table-cell office:value-type="float" office:value="70.00">
            <text:p>70.00</text:p>
          </table:table-cell>
          <table:table-cell office:value-type="float" office:value="104.00">
            <text:p>10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DIEGO ANDRÃ©</text:p>
          </table:table-cell>
          <table:table-cell office:value-type="string">
            <text:p>ROJAS GÃ³MEZ</text:p>
          </table:table-cell>
          <table:table-cell office:value-type="string">
            <text:p>20515046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010865diegorojas@gmail.com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7.00">
            <text:p>7.00</text:p>
          </table:table-cell>
          <table:table-cell office:value-type="float" office:value="70.00">
            <text:p>70.00</text:p>
          </table:table-cell>
          <table:table-cell office:value-type="float" office:value="107.00">
            <text:p>107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LUIS JOAQUIN</text:p>
          </table:table-cell>
          <table:table-cell office:value-type="string">
            <text:p>ROMPICHE ZAPET</text:p>
          </table:table-cell>
          <table:table-cell office:value-type="string">
            <text:p>20766512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joaquinr1@gmail.com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2.00">
            <text:p>82.00</text:p>
          </table:table-cell>
          <table:table-cell office:value-type="float" office:value="123.00">
            <text:p>12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RIC RONALDO</text:p>
          </table:table-cell>
          <table:table-cell office:value-type="string">
            <text:p>RUIZ MATIAS</text:p>
          </table:table-cell>
          <table:table-cell office:value-type="string">
            <text:p>2368061571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sacerrm@yahoo.com.mx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3.00">
            <text:p>3.00</text:p>
          </table:table-cell>
          <table:table-cell office:value-type="float" office:value="5.00">
            <text:p>5.00</text:p>
          </table:table-cell>
          <table:table-cell office:value-type="float" office:value="9.00">
            <text:p>9.00</text:p>
          </table:table-cell>
          <table:table-cell office:value-type="float" office:value="82.00">
            <text:p>82.00</text:p>
          </table:table-cell>
          <table:table-cell office:value-type="float" office:value="116.00">
            <text:p>116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MANDA ELIZABETH</text:p>
          </table:table-cell>
          <table:table-cell office:value-type="string">
            <text:p>SABAN DIAZ</text:p>
          </table:table-cell>
          <table:table-cell office:value-type="string">
            <text:p>22896795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8629amandasaban@gmail.com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78.00">
            <text:p>78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GERSON EVERARDO</text:p>
          </table:table-cell>
          <table:table-cell office:value-type="string">
            <text:p>SOTO CAYAX</text:p>
          </table:table-cell>
          <table:table-cell office:value-type="string">
            <text:p>22693641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887gersonsoto@gmail.com</text:p>
          </table:table-cell>
          <table:table-cell office:value-type="float" office:value="7.00">
            <text:p>7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0.00">
            <text:p>12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ESTUARDO OTTONIEL</text:p>
          </table:table-cell>
          <table:table-cell office:value-type="string">
            <text:p>SUNÃºN CAGUAY</text:p>
          </table:table-cell>
          <table:table-cell office:value-type="string">
            <text:p>3555020890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9955estuardosunun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88.00">
            <text:p>88.00</text:p>
          </table:table-cell>
          <table:table-cell office:value-type="float" office:value="133.00">
            <text:p>13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Ã¡XIMO JUAN</text:p>
          </table:table-cell>
          <table:table-cell office:value-type="string">
            <text:p>TOYOM YAX</text:p>
          </table:table-cell>
          <table:table-cell office:value-type="string">
            <text:p>20866794608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toyom20@gmail.com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3.00">
            <text:p>3.00</text:p>
          </table:table-cell>
          <table:table-cell office:value-type="float" office:value="7.00">
            <text:p>7.00</text:p>
          </table:table-cell>
          <table:table-cell office:value-type="float" office:value="68.00">
            <text:p>68.00</text:p>
          </table:table-cell>
          <table:table-cell office:value-type="float" office:value="103.00">
            <text:p>103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CARLOS ROBERTO</text:p>
          </table:table-cell>
          <table:table-cell office:value-type="string">
            <text:p>TURCIOS PÃ©REZ</text:p>
          </table:table-cell>
          <table:table-cell office:value-type="string">
            <text:p>16396080102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turciosp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BNER ABISAÃ­</text:p>
          </table:table-cell>
          <table:table-cell office:value-type="string">
            <text:p>VELÃ¡SQUEZ DE LA CRUZ</text:p>
          </table:table-cell>
          <table:table-cell office:value-type="string">
            <text:p>30834293306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696abnervelasquez@gmail.com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2.00">
            <text:p>82.00</text:p>
          </table:table-cell>
          <table:table-cell office:value-type="float" office:value="124.00">
            <text:p>124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HON OLIVER</text:p>
          </table:table-cell>
          <table:table-cell office:value-type="string">
            <text:p>VELÃ¡SQUEZ GARCÃ­A</text:p>
          </table:table-cell>
          <table:table-cell office:value-type="string">
            <text:p>37084289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9043jhonvelasquez@gmail.com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MILCAR DANIEL</text:p>
          </table:table-cell>
          <table:table-cell office:value-type="string">
            <text:p>VICENTE POROJ</text:p>
          </table:table-cell>
          <table:table-cell office:value-type="string">
            <text:p>22626614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317635amilcarvicente@gmail.com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9.00">
            <text:p>9.00</text:p>
          </table:table-cell>
          <table:table-cell office:value-type="float" office:value="80.00">
            <text:p>80.00</text:p>
          </table:table-cell>
          <table:table-cell office:value-type="float" office:value="122.00">
            <text:p>122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MAX ABRAHAM</text:p>
          </table:table-cell>
          <table:table-cell office:value-type="string">
            <text:p>XAJIL CASTILLO</text:p>
          </table:table-cell>
          <table:table-cell office:value-type="string">
            <text:p>30008866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233maxxajil@gmail.com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4.00">
            <text:p>84.00</text:p>
          </table:table-cell>
          <table:table-cell office:value-type="float" office:value="129.00">
            <text:p>129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ADRIANA MARISELA</text:p>
          </table:table-cell>
          <table:table-cell office:value-type="string">
            <text:p>XINIC PEÃ±ATE</text:p>
          </table:table-cell>
          <table:table-cell office:value-type="string">
            <text:p>29164641705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8846adrianaxinic@gmail.com</text:p>
          </table:table-cell>
          <table:table-cell office:value-type="float" office:value="9.00">
            <text:p>9.00</text:p>
          </table:table-cell>
          <table:table-cell office:value-type="float" office:value="7.00">
            <text:p>7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0.00">
            <text:p>80.00</text:p>
          </table:table-cell>
          <table:table-cell office:value-type="float" office:value="120.00">
            <text:p>120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SAMANDA JASMIN</text:p>
          </table:table-cell>
          <table:table-cell office:value-type="string">
            <text:p>YOC PÃ©REZ</text:p>
          </table:table-cell>
          <table:table-cell office:value-type="string">
            <text:p>3005797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406samandayoc@gmail.com</text:p>
          </table:table-cell>
          <table:table-cell office:value-type="float" office:value="9.00">
            <text:p>9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84.00">
            <text:p>84.00</text:p>
          </table:table-cell>
          <table:table-cell office:value-type="float" office:value="129.00">
            <text:p>129.00</text:p>
          </table:table-cell>
          <table:table-cell office:value-type="string">
            <text:p>1716663179</text:p>
          </table:table-cell>
        </table:table-row>
        <table:table-row>
          <table:table-cell office:value-type="string">
            <text:p>JULIO HÃ©CTOR GUSTAVO</text:p>
          </table:table-cell>
          <table:table-cell office:value-type="string">
            <text:p>ZAVALA BONILLA</text:p>
          </table:table-cell>
          <table:table-cell office:value-type="string">
            <text:p>269140972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avala.gustavo@gmail.com</text:p>
          </table:table-cell>
          <table:table-cell office:value-type="float" office:value="8.00">
            <text:p>8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float" office:value="6.00">
            <text:p>6.00</text:p>
          </table:table-cell>
          <table:table-cell office:value-type="float" office:value="8.00">
            <text:p>8.00</text:p>
          </table:table-cell>
          <table:table-cell office:value-type="float" office:value="74.00">
            <text:p>74.00</text:p>
          </table:table-cell>
          <table:table-cell office:value-type="float" office:value="114.00">
            <text:p>114.00</text:p>
          </table:table-cell>
          <table:table-cell office:value-type="string">
            <text:p>17166631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José Daniel Velásquez Orozco</meta:initial-creator>
    <meta:creation-date>2024-05-25T12:52:59</meta:creation-date>
    <meta:document-statistic meta:table-count="1" meta:cell-count="0" meta:object-count="0"/>
  </office:meta>
</office:document-meta>
</file>